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ae0" officeooo:paragraph-rsid="000c7a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a@CMP30:~$ cd reshma</text:p>
      <text:p text:style-name="P1">mca@CMP30:~/reshma$ git status</text:p>
      <text:p text:style-name="P1">On branch master</text:p>
      <text:p text:style-name="P1">Changes not staged for commit:</text:p>
      <text:p text:style-name="P1"><text:s text:c="2"/>(use "git add &lt;file&gt;..." to update what will be committed)</text:p>
      <text:p text:style-name="P1"><text:s text:c="2"/>(use "git checkout -- &lt;file&gt;..." to discard changes in working directory)</text:p>
      <text:p text:style-name="P1"></text:p>
      <text:p text:style-name="P1"><text:tab/>modified: <text:s text:c="2"/>sngce</text:p>
      <text:p text:style-name="P1"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unnimaya</text:p>
      <text:p text:style-name="P1"></text:p>
      <text:p text:style-name="P1">no changes added to commit (use "git add" and/or "git commit -a")</text:p>
      <text:p text:style-name="P1">mca@CMP30:~/reshma$ git diff sngce</text:p>
      <text:p text:style-name="P1">diff --git a/sngce b/sngce</text:p>
      <text:p text:style-name="P1">index e3911b7..5e28ad3 100644</text:p>
      <text:p text:style-name="P1">--- a/sngce</text:p>
      <text:p text:style-name="P1">+++ b/sngce</text:p>
      <text:p text:style-name="P1">@@ -4,3 +4,5 @@ mba</text:p>
      <text:p text:style-name="P1"><text:s/>cs</text:p>
      <text:p text:style-name="P1"><text:s/>eee</text:p>
      <text:p text:style-name="P1"><text:s/>ne</text:p>
      <text:p text:style-name="P1">+reshma</text:p>
      <text:p text:style-name="P1">+unni</text:p>
      <text:p text:style-name="P1">mca@CMP30:~/reshma$ git diff --cached sngce</text:p>
      <text:p text:style-name="P1">mca@CMP30:~/reshma$ git status</text:p>
      <text:p text:style-name="P1">On branch master</text:p>
      <text:p text:style-name="P1">Changes not staged for commit:</text:p>
      <text:p text:style-name="P1"><text:s text:c="2"/>(use "git add &lt;file&gt;..." to update what will be committed)</text:p>
      <text:p text:style-name="P1"><text:s text:c="2"/>(use "git checkout -- &lt;file&gt;..." to discard changes in working directory)</text:p>
      <text:p text:style-name="P1"></text:p>
      <text:p text:style-name="P1"><text:tab/>modified: <text:s text:c="2"/>sngce</text:p>
      <text:p text:style-name="P1"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unnimaya</text:p>
      <text:p text:style-name="P1"></text:p>
      <text:p text:style-name="P1">no changes added to commit (use "git add" and/or "git commit -a")</text:p>
      <text:p text:style-name="P1">mca@CMP30:~/reshma$ git branch</text:p>
      <text:p text:style-name="P1">* master</text:p>
      <text:p text:style-name="P1">mca@CMP30:~/reshma$ git branch testing</text:p>
      <text:p text:style-name="P1">mca@CMP30:~/reshma$ git checkout testing</text:p>
      <text:p text:style-name="P1">M<text:tab/>sngce</text:p>
      <text:p text:style-name="P1">Switched to branch 'testing'</text:p>
      <text:p text:style-name="P1">mca@CMP30:~/reshma$ git branch</text:p>
      <text:p text:style-name="P1"><text:s text:c="2"/>master</text:p>
      <text:p text:style-name="P1">* testing</text:p>
      <text:p text:style-name="P1">mca@CMP30:~/reshma$ git checkout master</text:p>
      <text:p text:style-name="P1">M<text:tab/>sngce</text:p>
      <text:p text:style-name="P1"><text:soft-page-break/>Switched to branch 'master'</text:p>
      <text:p text:style-name="P1">mca@CMP30:~/reshma$ git branch</text:p>
      <text:p text:style-name="P1">* master</text:p>
      <text:p text:style-name="P1"><text:s text:c="2"/>testing</text:p>
      <text:p text:style-name="P1">mca@CMP30:~/reshma$ git branch simple</text:p>
      <text:p text:style-name="P1">mca@CMP30:~/reshma$ git branch</text:p>
      <text:p text:style-name="P1">* master</text:p>
      <text:p text:style-name="P1"><text:s text:c="2"/>simple</text:p>
      <text:p text:style-name="P1"><text:s text:c="2"/>testing</text:p>
      <text:p text:style-name="P1">mca@CMP30:~/reshma$ git checkout simple</text:p>
      <text:p text:style-name="P1">M<text:tab/>sngce</text:p>
      <text:p text:style-name="P1">Switched to branch 'simple'</text:p>
      <text:p text:style-name="P1">mca@CMP30:~/reshma$ cat&gt;f11</text:p>
      <text:p text:style-name="P1">regular mca</text:p>
      <text:p text:style-name="P1">master of computer application </text:p>
      <text:p text:style-name="P1">^C</text:p>
      <text:p text:style-name="P1">mca@CMP30:~/reshma$ </text:p>
      <text:p text:style-name="P1">mca@CMP30:~/reshma$ git add f11</text:p>
      <text:p text:style-name="P1">mca@CMP30:~/reshma$ git commit -m "first commit in simple branch"</text:p>
      <text:p text:style-name="P1">[simple 94558c0] first commit in simple branch</text:p>
      <text:p text:style-name="P1"><text:s/>1 file changed, 2 insertions(+)</text:p>
      <text:p text:style-name="P1"><text:s/>create mode 100644 f11</text:p>
      <text:p text:style-name="P1">mca@CMP30:~/reshma$ git checkout master</text:p>
      <text:p text:style-name="P1">M<text:tab/>sngce</text:p>
      <text:p text:style-name="P1">Switched to branch 'master'</text:p>
      <text:p text:style-name="P1">mca@CMP30:~/reshma$ git merge simple</text:p>
      <text:p text:style-name="P1">Updating 34686ed..94558c0</text:p>
      <text:p text:style-name="P1">Fast-forward</text:p>
      <text:p text:style-name="P1"><text:s/>f11 | 2 ++</text:p>
      <text:p text:style-name="P1"><text:s/>1 file changed, 2 insertions(+)</text:p>
      <text:p text:style-name="P1"><text:s/>create mode 100644 f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5:28:00.378041527</meta:creation-date>
    <dc:date>2018-03-12T15:30:42.275412394</dc:date>
    <meta:editing-duration>P0D</meta:editing-duration>
    <meta:editing-cycles>1</meta:editing-cycles>
    <meta:document-statistic meta:table-count="0" meta:image-count="0" meta:object-count="0" meta:page-count="2" meta:paragraph-count="83" meta:word-count="286" meta:character-count="2048" meta:non-whitespace-character-count="1719"/>
    <meta:generator>LibreOffice/4.2.3.3$Linux_x86 LibreOffice_project/420m0$Build-3</meta:generator>
  </office:meta>
</office:document-meta>
</file>